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2" table:default-cell-style-name="ce1"/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Percentual de lucro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ês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Investimento inicial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4]" office:value-type="currency" office:currency="BRL" office:value="30000" calcext:value-type="currency">
            <text:p>R$ 30.000,00</text:p>
          </table:table-cell>
          <table:table-cell table:formula="of:=[.B3]*[.F4]/100" office:value-type="currency" office:currency="BRL" office:value="2400" calcext:value-type="currency">
            <text:p>R$ 2.400,0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F4]+[.G4]" office:value-type="currency" office:currency="BRL" office:value="32400" calcext:value-type="currency">
            <text:p>R$ 32.400,00</text:p>
          </table:table-cell>
          <table:table-cell table:formula="of:=[.B$3]*[.F5]/100" office:value-type="currency" office:currency="BRL" office:value="2592" calcext:value-type="currency">
            <text:p>R$ 2.592,0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5]+[.G5]" office:value-type="currency" office:currency="BRL" office:value="34992" calcext:value-type="currency">
            <text:p>R$ 34.992,00</text:p>
          </table:table-cell>
          <table:table-cell table:formula="of:=[.B$3]*[.F6]/100" office:value-type="currency" office:currency="BRL" office:value="2799.36" calcext:value-type="currency">
            <text:p>R$ 2.799,36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6]+[.G6]" office:value-type="currency" office:currency="BRL" office:value="37791.36" calcext:value-type="currency">
            <text:p>R$ 37.791,36</text:p>
          </table:table-cell>
          <table:table-cell table:formula="of:=[.B$3]*[.F7]/100" office:value-type="currency" office:currency="BRL" office:value="3023.3088" calcext:value-type="currency">
            <text:p>R$ 3.023,31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7]+[.G7]" office:value-type="currency" office:currency="BRL" office:value="40814.6688" calcext:value-type="currency">
            <text:p>R$ 40.814,67</text:p>
          </table:table-cell>
          <table:table-cell table:formula="of:=[.B$3]*[.F8]/100" office:value-type="currency" office:currency="BRL" office:value="3265.173504" calcext:value-type="currency">
            <text:p>R$ 3.265,17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8]+[.G8]" office:value-type="currency" office:currency="BRL" office:value="44079.842304" calcext:value-type="currency">
            <text:p>R$ 44.079,84</text:p>
          </table:table-cell>
          <table:table-cell table:formula="of:=[.B$3]*[.F9]/100" office:value-type="currency" office:currency="BRL" office:value="3526.38738432" calcext:value-type="currency">
            <text:p>R$ 3.526,3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]+[.G9]" office:value-type="currency" office:currency="BRL" office:value="47606.22968832" calcext:value-type="currency">
            <text:p>R$ 47.606,23</text:p>
          </table:table-cell>
          <table:table-cell table:formula="of:=[.B$3]*[.F10]/100" office:value-type="currency" office:currency="BRL" office:value="3808.4983750656" calcext:value-type="currency">
            <text:p>R$ 3.808,5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10]+[.G10]" office:value-type="currency" office:currency="BRL" office:value="51414.7280633856" calcext:value-type="currency">
            <text:p>R$ 51.414,73</text:p>
          </table:table-cell>
          <table:table-cell table:formula="of:=[.B$3]*[.F11]/100" office:value-type="currency" office:currency="BRL" office:value="4113.17824507085" calcext:value-type="currency">
            <text:p>R$ 4.113,1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11]+[.G11]" office:value-type="currency" office:currency="BRL" office:value="55527.9063084565" calcext:value-type="currency">
            <text:p>R$ 55.527,91</text:p>
          </table:table-cell>
          <table:table-cell table:formula="of:=[.B$3]*[.F12]/100" office:value-type="currency" office:currency="BRL" office:value="4442.23250467652" calcext:value-type="currency">
            <text:p>R$ 4.442,2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12]+[.G12]" office:value-type="currency" office:currency="BRL" office:value="59970.138813133" calcext:value-type="currency">
            <text:p>R$ 59.970,14</text:p>
          </table:table-cell>
          <table:table-cell table:formula="of:=[.B$3]*[.F13]/100" office:value-type="currency" office:currency="BRL" office:value="4797.61110505064" calcext:value-type="currency">
            <text:p>R$ 4.797,6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13]+[.G13]" office:value-type="currency" office:currency="BRL" office:value="64767.7499181836" calcext:value-type="currency">
            <text:p>R$ 64.767,75</text:p>
          </table:table-cell>
          <table:table-cell table:formula="of:=[.B$3]*[.F14]/100" office:value-type="currency" office:currency="BRL" office:value="5181.41999345469" calcext:value-type="currency">
            <text:p>R$ 5.181,42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14]+[.G14]" office:value-type="currency" office:currency="BRL" office:value="69949.1699116383" calcext:value-type="currency">
            <text:p>R$ 69.949,17</text:p>
          </table:table-cell>
          <table:table-cell table:formula="of:=[.B$3]*[.F15]/100" office:value-type="currency" office:currency="BRL" office:value="5595.93359293106" calcext:value-type="currency">
            <text:p>R$ 5.595,93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15]+[.G15]" office:value-type="currency" office:currency="BRL" office:value="75545.1035045694" calcext:value-type="currency">
            <text:p>R$ 75.545,10</text:p>
          </table:table-cell>
          <table:table-cell table:formula="of:=[.B$3]*[.F16]/100" office:value-type="currency" office:currency="BRL" office:value="6043.60828036555" calcext:value-type="currency">
            <text:p>R$ 6.043,6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16]+[.G16]" office:value-type="currency" office:currency="BRL" office:value="81588.7117849349" calcext:value-type="currency">
            <text:p>R$ 81.588,71</text:p>
          </table:table-cell>
          <table:table-cell table:formula="of:=[.B$3]*[.F17]/100" office:value-type="currency" office:currency="BRL" office:value="6527.09694279479" calcext:value-type="currency">
            <text:p>R$ 6.527,1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17]+[.G17]" office:value-type="currency" office:currency="BRL" office:value="88115.8087277297" calcext:value-type="currency">
            <text:p>R$ 88.115,81</text:p>
          </table:table-cell>
          <table:table-cell table:formula="of:=[.B$3]*[.F18]/100" office:value-type="currency" office:currency="BRL" office:value="7049.26469821838" calcext:value-type="currency">
            <text:p>R$ 7.049,2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18]+[.G18]" office:value-type="currency" office:currency="BRL" office:value="95165.0734259481" calcext:value-type="currency">
            <text:p>R$ 95.165,07</text:p>
          </table:table-cell>
          <table:table-cell table:formula="of:=[.B$3]*[.F19]/100" office:value-type="currency" office:currency="BRL" office:value="7613.20587407585" calcext:value-type="currency">
            <text:p>R$ 7.613,2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19]+[.G19]" office:value-type="currency" office:currency="BRL" office:value="102778.279300024" calcext:value-type="currency">
            <text:p>R$ 102.778,28</text:p>
          </table:table-cell>
          <table:table-cell table:formula="of:=[.B$3]*[.F20]/100" office:value-type="currency" office:currency="BRL" office:value="8222.26234400191" calcext:value-type="currency">
            <text:p>R$ 8.222,2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20]+[.G20]" office:value-type="currency" office:currency="BRL" office:value="111000.541644026" calcext:value-type="currency">
            <text:p>R$ 111.000,54</text:p>
          </table:table-cell>
          <table:table-cell table:formula="of:=[.B$3]*[.F21]/100" office:value-type="currency" office:currency="BRL" office:value="8880.04333152207" calcext:value-type="currency">
            <text:p>R$ 8.880,04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21]+[.G21]" office:value-type="currency" office:currency="BRL" office:value="119880.584975548" calcext:value-type="currency">
            <text:p>R$ 119.880,58</text:p>
          </table:table-cell>
          <table:table-cell table:formula="of:=[.B$3]*[.F22]/100" office:value-type="currency" office:currency="BRL" office:value="9590.44679804383" calcext:value-type="currency">
            <text:p>R$ 9.590,45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22]+[.G22]" office:value-type="currency" office:currency="BRL" office:value="129471.031773592" calcext:value-type="currency">
            <text:p>R$ 129.471,03</text:p>
          </table:table-cell>
          <table:table-cell table:formula="of:=[.B$3]*[.F23]/100" office:value-type="currency" office:currency="BRL" office:value="10357.6825418873" calcext:value-type="currency">
            <text:p>R$ 10.357,68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23]+[.G23]" office:value-type="currency" office:currency="BRL" office:value="139828.714315479" calcext:value-type="currency">
            <text:p>R$ 139.828,71</text:p>
          </table:table-cell>
          <table:table-cell table:formula="of:=[.B$3]*[.F24]/100" office:value-type="currency" office:currency="BRL" office:value="11186.2971452383" calcext:value-type="currency">
            <text:p>R$ 11.186,3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24]+[.G24]" office:value-type="currency" office:currency="BRL" office:value="151015.011460717" calcext:value-type="currency">
            <text:p>R$ 151.015,01</text:p>
          </table:table-cell>
          <table:table-cell table:formula="of:=[.B$3]*[.F25]/100" office:value-type="currency" office:currency="BRL" office:value="12081.2009168574" calcext:value-type="currency">
            <text:p>R$ 12.081,2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25]+[.G25]" office:value-type="currency" office:currency="BRL" office:value="163096.212377575" calcext:value-type="currency">
            <text:p>R$ 163.096,21</text:p>
          </table:table-cell>
          <table:table-cell table:formula="of:=[.B$3]*[.F26]/100" office:value-type="currency" office:currency="BRL" office:value="13047.696990206" calcext:value-type="currency">
            <text:p>R$ 13.047,7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26]+[.G26]" office:value-type="currency" office:currency="BRL" office:value="176143.909367781" calcext:value-type="currency">
            <text:p>R$ 176.143,91</text:p>
          </table:table-cell>
          <table:table-cell table:formula="of:=[.B$3]*[.F27]/100" office:value-type="currency" office:currency="BRL" office:value="14091.5127494225" calcext:value-type="currency">
            <text:p>R$ 14.091,51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27]+[.G27]" office:value-type="currency" office:currency="BRL" office:value="190235.422117203" calcext:value-type="currency">
            <text:p>R$ 190.235,42</text:p>
          </table:table-cell>
          <table:table-cell table:formula="of:=[.B$3]*[.F28]/100" office:value-type="currency" office:currency="BRL" office:value="15218.8337693763" calcext:value-type="currency">
            <text:p>R$ 15.218,83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28]+[.G28]" office:value-type="currency" office:currency="BRL" office:value="205454.25588658" calcext:value-type="currency">
            <text:p>R$ 205.454,26</text:p>
          </table:table-cell>
          <table:table-cell table:formula="of:=[.B$3]*[.F29]/100" office:value-type="currency" office:currency="BRL" office:value="16436.3404709264" calcext:value-type="currency">
            <text:p>R$ 16.436,34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29]+[.G29]" office:value-type="currency" office:currency="BRL" office:value="221890.596357506" calcext:value-type="currency">
            <text:p>R$ 221.890,60</text:p>
          </table:table-cell>
          <table:table-cell table:formula="of:=[.B$3]*[.F30]/100" office:value-type="currency" office:currency="BRL" office:value="17751.2477086005" calcext:value-type="currency">
            <text:p>R$ 17.751,2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30]+[.G30]" office:value-type="currency" office:currency="BRL" office:value="239641.844066106" calcext:value-type="currency">
            <text:p>R$ 239.641,84</text:p>
          </table:table-cell>
          <table:table-cell table:formula="of:=[.B$3]*[.F31]/100" office:value-type="currency" office:currency="BRL" office:value="19171.3475252885" calcext:value-type="currency">
            <text:p>R$ 19.171,35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31]+[.G31]" office:value-type="currency" office:currency="BRL" office:value="258813.191591395" calcext:value-type="currency">
            <text:p>R$ 258.813,19</text:p>
          </table:table-cell>
          <table:table-cell table:formula="of:=[.B$3]*[.F32]/100" office:value-type="currency" office:currency="BRL" office:value="20705.0553273116" calcext:value-type="currency">
            <text:p>R$ 20.705,06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32]+[.G32]" office:value-type="currency" office:currency="BRL" office:value="279518.246918706" calcext:value-type="currency">
            <text:p>R$ 279.518,25</text:p>
          </table:table-cell>
          <table:table-cell table:formula="of:=[.B$3]*[.F33]/100" office:value-type="currency" office:currency="BRL" office:value="22361.4597534965" calcext:value-type="currency">
            <text:p>R$ 22.361,46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33]+[.G33]" office:value-type="currency" office:currency="BRL" office:value="301879.706672203" calcext:value-type="currency">
            <text:p>R$ 301.879,71</text:p>
          </table:table-cell>
          <table:table-cell table:formula="of:=[.B$3]*[.F34]/100" office:value-type="currency" office:currency="BRL" office:value="24150.3765337762" calcext:value-type="currency">
            <text:p>R$ 24.150,38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34]+[.G34]" office:value-type="currency" office:currency="BRL" office:value="326030.083205979" calcext:value-type="currency">
            <text:p>R$ 326.030,08</text:p>
          </table:table-cell>
          <table:table-cell table:formula="of:=[.B$3]*[.F35]/100" office:value-type="currency" office:currency="BRL" office:value="26082.4066564783" calcext:value-type="currency">
            <text:p>R$ 26.082,41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35]+[.G35]" office:value-type="currency" office:currency="BRL" office:value="352112.489862458" calcext:value-type="currency">
            <text:p>R$ 352.112,49</text:p>
          </table:table-cell>
          <table:table-cell table:formula="of:=[.B$3]*[.F36]/100" office:value-type="currency" office:currency="BRL" office:value="28168.9991889966" calcext:value-type="currency">
            <text:p>R$ 28.169,0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36]+[.G36]" office:value-type="currency" office:currency="BRL" office:value="380281.489051454" calcext:value-type="currency">
            <text:p>R$ 380.281,49</text:p>
          </table:table-cell>
          <table:table-cell table:formula="of:=[.B$3]*[.F37]/100" office:value-type="currency" office:currency="BRL" office:value="30422.5191241163" calcext:value-type="currency">
            <text:p>R$ 30.422,52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37]+[.G37]" office:value-type="currency" office:currency="BRL" office:value="410704.008175571" calcext:value-type="currency">
            <text:p>R$ 410.704,01</text:p>
          </table:table-cell>
          <table:table-cell table:formula="of:=[.B$3]*[.F38]/100" office:value-type="currency" office:currency="BRL" office:value="32856.3206540456" calcext:value-type="currency">
            <text:p>R$ 32.856,32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F38]+[.G38]" office:value-type="currency" office:currency="BRL" office:value="443560.328829616" calcext:value-type="currency">
            <text:p>R$ 443.560,33</text:p>
          </table:table-cell>
          <table:table-cell table:formula="of:=[.B$3]*[.F39]/100" office:value-type="currency" office:currency="BRL" office:value="35484.8263063693" calcext:value-type="currency">
            <text:p>R$ 35.484,83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F39]+[.G39]" office:value-type="currency" office:currency="BRL" office:value="479045.155135985" calcext:value-type="currency">
            <text:p>R$ 479.045,16</text:p>
          </table:table-cell>
          <table:table-cell table:formula="of:=[.B$3]*[.F40]/100" office:value-type="currency" office:currency="BRL" office:value="38323.6124108788" calcext:value-type="currency">
            <text:p>R$ 38.323,61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F40]+[.G40]" office:value-type="currency" office:currency="BRL" office:value="517368.767546864" calcext:value-type="currency">
            <text:p>R$ 517.368,77</text:p>
          </table:table-cell>
          <table:table-cell table:formula="of:=[.B$3]*[.F41]/100" office:value-type="currency" office:currency="BRL" office:value="41389.5014037491" calcext:value-type="currency">
            <text:p>R$ 41.389,50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F41]+[.G41]" office:value-type="currency" office:currency="BRL" office:value="558758.268950613" calcext:value-type="currency">
            <text:p>R$ 558.758,27</text:p>
          </table:table-cell>
          <table:table-cell table:formula="of:=[.B$3]*[.F42]/100" office:value-type="currency" office:currency="BRL" office:value="44700.6615160491" calcext:value-type="currency">
            <text:p>R$ 44.700,66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F42]+[.G42]" office:value-type="currency" office:currency="BRL" office:value="603458.930466663" calcext:value-type="currency">
            <text:p>R$ 603.458,93</text:p>
          </table:table-cell>
          <table:table-cell table:formula="of:=[.B$3]*[.F43]/100" office:value-type="currency" office:currency="BRL" office:value="48276.714437333" calcext:value-type="currency">
            <text:p>R$ 48.276,7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F43]+[.G43]" office:value-type="currency" office:currency="BRL" office:value="651735.644903996" calcext:value-type="currency">
            <text:p>R$ 651.735,64</text:p>
          </table:table-cell>
          <table:table-cell table:formula="of:=[.B$3]*[.F44]/100" office:value-type="currency" office:currency="BRL" office:value="52138.8515923197" calcext:value-type="currency">
            <text:p>R$ 52.138,85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.F44]+[.G44]" office:value-type="currency" office:currency="BRL" office:value="703874.496496315" calcext:value-type="currency">
            <text:p>R$ 703.874,50</text:p>
          </table:table-cell>
          <table:table-cell table:formula="of:=[.B$3]*[.F45]/100" office:value-type="currency" office:currency="BRL" office:value="56309.9597197052" calcext:value-type="currency">
            <text:p>R$ 56.309,96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F45]+[.G45]" office:value-type="currency" office:currency="BRL" office:value="760184.456216021" calcext:value-type="currency">
            <text:p>R$ 760.184,46</text:p>
          </table:table-cell>
          <table:table-cell table:formula="of:=[.B$3]*[.F46]/100" office:value-type="currency" office:currency="BRL" office:value="60814.7564972816" calcext:value-type="currency">
            <text:p>R$ 60.814,76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F46]+[.G46]" office:value-type="currency" office:currency="BRL" office:value="820999.212713302" calcext:value-type="currency">
            <text:p>R$ 820.999,21</text:p>
          </table:table-cell>
          <table:table-cell table:formula="of:=[.B$3]*[.F47]/100" office:value-type="currency" office:currency="BRL" office:value="65679.9370170642" calcext:value-type="currency">
            <text:p>R$ 65.679,9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F47]+[.G47]" office:value-type="currency" office:currency="BRL" office:value="886679.149730366" calcext:value-type="currency">
            <text:p>R$ 886.679,15</text:p>
          </table:table-cell>
          <table:table-cell table:formula="of:=[.B$3]*[.F48]/100" office:value-type="currency" office:currency="BRL" office:value="70934.3319784293" calcext:value-type="currency">
            <text:p>R$ 70.934,33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F48]+[.G48]" office:value-type="currency" office:currency="BRL" office:value="957613.481708796" calcext:value-type="currency">
            <text:p>R$ 957.613,48</text:p>
          </table:table-cell>
          <table:table-cell table:formula="of:=[.B$3]*[.F49]/100" office:value-type="currency" office:currency="BRL" office:value="76609.0785367037" calcext:value-type="currency">
            <text:p>R$ 76.609,08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F49]+[.G49]" office:value-type="currency" office:currency="BRL" office:value="1034222.5602455" calcext:value-type="currency">
            <text:p>R$ 1.034.222,56</text:p>
          </table:table-cell>
          <table:table-cell table:formula="of:=[.B$3]*[.F50]/100" office:value-type="currency" office:currency="BRL" office:value="82737.80481964" calcext:value-type="currency">
            <text:p>R$ 82.737,80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F50]+[.G50]" office:value-type="currency" office:currency="BRL" office:value="1116960.36506514" calcext:value-type="currency">
            <text:p>R$ 1.116.960,37</text:p>
          </table:table-cell>
          <table:table-cell table:formula="of:=[.B$3]*[.F51]/100" office:value-type="currency" office:currency="BRL" office:value="89356.8292052111" calcext:value-type="currency">
            <text:p>R$ 89.356,83</text:p>
          </table:table-cell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1T23:26:38.009000000</meta:creation-date>
    <dc:date>2022-12-21T23:35:26.291000000</dc:date>
    <meta:editing-duration>PT9M30S</meta:editing-duration>
    <meta:editing-cycles>1</meta:editing-cycles>
    <meta:document-statistic meta:table-count="1" meta:cell-count="151" meta:object-count="0"/>
    <meta:generator>LibreOffice/7.4.2.3$Windows_X86_64 LibreOffice_project/382eef1f22670f7f4118c8c2dd222ec7ad009daf</meta:generator>
  </office:meta>
</office:document-meta>
</file>